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5pt" fo:font-weight="bold"/>
    </style:style>
    <style:style style:name="P2" style:family="paragraph" style:parent-style-name="Heading_20_2">
      <style:paragraph-properties fo:margin-left="0cm" fo:margin-right="0cm" fo:text-indent="0cm" style:auto-text-indent="false"/>
      <style:text-properties fo:font-size="15pt" fo:font-weight="bold"/>
    </style:style>
    <style:style style:name="P3" style:family="paragraph" style:parent-style-name="Text_20_body">
      <style:paragraph-properties fo:margin-left="0.423cm" fo:margin-right="0.423cm" fo:margin-top="0.423cm" fo:margin-bottom="0.423cm" style:contextual-spacing="false" fo:text-indent="0cm" style:auto-text-indent="false"/>
    </style:style>
    <style:style style:name="P4" style:family="paragraph" style:parent-style-name="Text_20_body">
      <style:paragraph-properties fo:margin-left="0.423cm" fo:margin-right="0.423cm" fo:margin-top="0.423cm" fo:margin-bottom="0.423cm" style:contextual-spacing="false" fo:text-indent="0cm" style:auto-text-indent="false"/>
      <style:text-properties fo:font-weight="normal"/>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Text_20_body" style:list-style-name="L3">
      <style:paragraph-properties fo:margin-left="0cm" fo:margin-right="0cm" fo:margin-top="0cm" fo:margin-bottom="0cm" style:contextual-spacing="false"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text-indent="0cm" style:auto-text-indent="false"/>
    </style:style>
    <style:style style:name="P12" style:family="paragraph" style:parent-style-name="Text_20_body" style:list-style-name="L4">
      <style:paragraph-properties fo:margin-left="0cm" fo:margin-right="0cm" fo:text-indent="0cm" style:auto-text-indent="false"/>
    </style:style>
    <style:style style:name="P13" style:family="paragraph" style:parent-style-name="Text_20_body" style:list-style-name="L5">
      <style:paragraph-properties fo:margin-left="0cm" fo:margin-right="0cm" fo:text-indent="0cm" style:auto-text-indent="false"/>
    </style:style>
    <style:style style:name="P14" style:family="paragraph" style:parent-style-name="Text_20_body" style:list-style-name="L6">
      <style:paragraph-properties fo:margin-left="0cm" fo:margin-right="0cm" fo:margin-top="0cm" fo:margin-bottom="0cm" style:contextual-spacing="false" fo:text-indent="0cm" style:auto-text-indent="false"/>
    </style:style>
    <style:style style:name="P15" style:family="paragraph" style:parent-style-name="Text_20_body" style:list-style-name="L6">
      <style:paragraph-properties fo:margin-left="0cm" fo:margin-right="0cm" fo:text-indent="0cm" style:auto-text-indent="false"/>
    </style:style>
    <style:style style:name="P16" style:family="paragraph" style:parent-style-name="Text_20_body">
      <style:paragraph-properties fo:margin-top="0cm" fo:margin-bottom="0cm" style:contextual-spacing="false"/>
    </style:style>
    <style:style style:name="T1" style:family="text">
      <style:text-properties fo:font-weight="normal"/>
    </style:style>
    <style:style style:name="T2" style:family="text">
      <style:text-properties fo:font-style="italic" fo:font-weight="normal"/>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scipline: The Foundation of Excellence and Order</text:h>
      <text:h text:style-name="P2" text:outline-level="2">Introduction</text:h>
      <text:p text:style-name="P3"><text:span text:style-name="T1">Discipline is often misunderstood as a system of rigid rules or a means of punishment. In reality, it is the bridge between goals and accomplishment—a fundamental practice that transforms potential into excellence. Derived from the Latin word </text:span><text:span text:style-name="Emphasis"><text:span text:style-name="T2">disciplina</text:span></text:span><text:span text:style-name="T1">, meaning instruction or training, discipline is the art of self-regulation and the commitment to a structured way of living. It is not a restriction of freedom, but rather the very tool that provides it, allowing individuals to navigate life with purpose and clarity.</text:span></text:p>
      <text:h text:style-name="P2" text:outline-level="2">The Essence of Self-Discipline</text:h>
      <text:p text:style-name="P4">At its core, discipline is divided into two primary forms: <text:span text:style-name="T3">induced discipline</text:span>, which is learned from external authorities like parents or teachers, and <text:span text:style-name="T3">self-discipline</text:span>, which originates from within. Self-discipline is the power to manage one's thoughts, emotions, and behaviors in the face of temptation to achieve a specific goal.</text:p>
      <text:list text:style-name="L1">
        <text:list-item>
          <text:p text:style-name="P5"><text:span text:style-name="T3">Delayed Gratification</text:span>: The ability to choose long-term rewards over instant impulses is the hallmark of a disciplined mind.</text:p>
        </text:list-item>
        <text:list-item>
          <text:p text:style-name="P5"><text:span text:style-name="T3">Consistency</text:span>: Discipline is like a muscle; it grows stronger with daily practice. Small, repeated actions—such as sticking to a routine or meeting deadlines—eventually form the habits that define one's character.</text:p>
        </text:list-item>
        <text:list-item>
          <text:p text:style-name="P6"><text:span text:style-name="T3">Focus</text:span>: A disciplined person remains anchored to their path even amidst the distractions and chaos of modern life.</text:p>
        </text:list-item>
      </text:list>
      <text:h text:style-name="P2" text:outline-level="2">Discipline in Different Spheres of Life</text:h>
      <text:p text:style-name="P4">The application of discipline varies across different environments, yet its necessity remains constant.</text:p>
      <text:h text:style-name="P2" text:outline-level="2">1. Education and Student Life</text:h>
      <text:p text:style-name="P4">For students, discipline is the foundation of academic success. It involves managing time effectively, adhering to school regulations, and showing respect to peers and educators.</text:p>
      <text:list text:style-name="L2">
        <text:list-item>
          <text:p text:style-name="P7"><text:span text:style-name="T3">Punctuality and Routine</text:span>: Following a set schedule for studying, sleeping, and extracurriculars ensures a balanced life.</text:p>
        </text:list-item>
        <text:list-item>
          <text:p text:style-name="P8"><text:span text:style-name="T3">Character Building</text:span>: Disciplined students often serve as role models, fostering a positive environment for learning.</text:p>
        </text:list-item>
      </text:list>
      <text:h text:style-name="P2" text:outline-level="2"><text:soft-page-break/>2. Professional and Workplace Success</text:h>
      <text:p text:style-name="P4">In the professional realm, discipline is synonymous with reliability and competency.</text:p>
      <text:list text:style-name="L3">
        <text:list-item>
          <text:p text:style-name="P9"><text:span text:style-name="T3">Meeting Deadlines</text:span>: Disciplined employees prioritize tasks and deliver quality work consistently, which is essential for career advancement.</text:p>
        </text:list-item>
        <text:list-item>
          <text:p text:style-name="P10"><text:span text:style-name="T3">Work Ethics</text:span>: It involves maintaining professional decorum, greeting seniors appropriately, and fostering healthy relationships with colleagues.</text:p>
        </text:list-item>
      </text:list>
      <text:h text:style-name="P2" text:outline-level="2">3. Personal Well-being and Health</text:h>
      <text:p text:style-name="P4">Personal discipline is vital for physical and mental health.</text:p>
      <text:list text:style-name="L4">
        <text:list-item>
          <text:p text:style-name="P11"><text:span text:style-name="T3">Healthy Habits</text:span>: Sticking to a balanced diet, regular exercise, and adequate sleep requires significant self-control.</text:p>
        </text:list-item>
        <text:list-item>
          <text:p text:style-name="P12"><text:span text:style-name="T3">Emotional Resilience</text:span>: Discipline helps in regulating emotions, allowing individuals to remain calm and composed even under pressure.</text:p>
        </text:list-item>
      </text:list>
      <text:h text:style-name="P2" text:outline-level="2">4. Societal Order and the Military</text:h>
      <text:p text:style-name="P4">Society as a whole depends on discipline to maintain peace and harmony. Following traffic laws, paying bills on time, and respecting public spaces are forms of social discipline.</text:p>
      <text:list text:style-name="L5">
        <text:list-item>
          <text:p text:style-name="P13"><text:span text:style-name="T3">The Military Standard</text:span>: Soldiers are perhaps the ultimate example of discipline. In the military, obedience to command is a life-and-death priority, ensuring that large groups of people can function effectively in extreme conditions.</text:p>
        </text:list-item>
      </text:list>
      <text:h text:style-name="P2" text:outline-level="2">Strategies to Cultivate Discipline</text:h>
      <text:p text:style-name="P4">Building a disciplined lifestyle is a gradual process that can be achieved through specific strategies:</text:p>
      <text:list text:style-name="L6">
        <text:list-item>
          <text:p text:style-name="P14"><text:span text:style-name="T3">Set Clear Goals</text:span>: Knowing exactly what you want to achieve acts as a compass for your actions.</text:p>
        </text:list-item>
        <text:list-item>
          <text:p text:style-name="P14"><text:span text:style-name="T3">Establish a Robust Routine</text:span>: Structure your day so that productive tasks become second nature, requiring less mental effort over time.</text:p>
        </text:list-item>
        <text:list-item>
          <text:p text:style-name="P14"><text:span text:style-name="T3">Monitor Progress</text:span>: Regularly assessing your advancement reinforces commitment and revitalizes motivation.</text:p>
        </text:list-item>
        <text:list-item>
          <text:p text:style-name="P14"><text:span text:style-name="T3">Avoid Temptations</text:span>: Intentionally move away from distractions that hinder your progress.</text:p>
        </text:list-item>
        <text:list-item>
          <text:p text:style-name="P15"><text:span text:style-name="T3">Reward Success</text:span>: Celebrating small victories boosts morale and strengthens the resolve to continue.</text:p>
        </text:list-item>
      </text:list>
      <text:h text:style-name="P2" text:outline-level="2"><text:soft-page-break/>Conclusion</text:h>
      <text:p text:style-name="P4">Discipline is not a burden to be endured, but a gateway to a fulfilling and successful life. It brings order to chaos, provides direction to dreams, and transforms ordinary efforts into extraordinary achievements. While the path of discipline may be challenging at first, the rewards—success, respect, and a better version of oneself—are well worth the endeavor.</text:p>
      <text:p text:style-name="Horizontal_20_Line"/>
      <text:p text:style-name="P4">Would you like to explore <text:span text:style-name="T3">specific strategies</text:span> to build self-discipline or perhaps a <text:span text:style-name="T3">tailored routine</text:span> for your personal goals?</text:p>
      <text:p text:style-name="P1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3T14:58:38.203076057</meta:creation-date>
    <meta:print-date>2026-04-03T15:00:15.862671849</meta:print-date>
    <meta:printed-by>PDF files</meta:printed-by>
    <dc:date>2026-04-03T15:00:51.596857815</dc:date>
    <meta:editing-duration>PT35S</meta:editing-duration>
    <meta:editing-cycles>1</meta:editing-cycles>
    <meta:document-statistic meta:table-count="0" meta:image-count="0" meta:object-count="0" meta:page-count="3" meta:paragraph-count="35" meta:word-count="637" meta:character-count="4331" meta:non-whitespace-character-count="3749"/>
    <meta:generator>LibreOffice/25.8.5.2$Linux_X86_64 LibreOffice_project/580$Build-2</meta:generator>
  </office:meta>
</office:document-meta>
</file>